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95cm"/>
    </style:style>
    <style:style style:name="co2" style:family="table-column">
      <style:table-column-properties fo:break-before="auto" style:column-width="12.70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Default"/>
        <table:table-row table:style-name="ro1">
          <table:table-cell table:style-name="ce1" office:value-type="string" calcext:value-type="string">
            <text:p>Номер</text:p>
            <text:p>требования</text:p>
          </table:table-cell>
          <table:table-cell table:style-name="ce1" office:value-type="string" calcext:value-type="string">
            <text:p>Описание требований к техническим средствам АСОИ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Каждому пользователю — отдельная ПЭВМ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В каждом подразделении ПЭВМ одной марки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В 3-ем подразделении все ПЭВМ — средняя цена</text:p>
          </table:table-cell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В 4-м подразделении все ПЭВМ — Пилот, 2 ТР</text:p>
          </table:table-cell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Остальные ПЭВМ Эврика</text:p>
          </table:table-cell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Каждому пользователю подразделения 2 - отдельный принтер</text:p>
          </table:table-cell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3" office:value-type="string" calcext:value-type="string">
            <text:p>Каждому пользователю подразделения 3 - отдельный принтер</text:p>
          </table:table-cell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3" office:value-type="string" calcext:value-type="string">
            <text:p>Для всех остальных подразделений - один принтер на двоих пользователей</text:p>
          </table:table-cell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3" office:value-type="string" calcext:value-type="string">
            <text:p>Все принтеры для пользователей с минимальной стоимостью</text:p>
          </table:table-cell>
        </table:table-row>
        <table:table-row table:style-name="ro2" table:number-rows-repeated="1048565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.00.0000</text:date>, <text:time style:data-style-name="N2" text:time-value="18:43:20.2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1T18:47:52.408000000</dc:date>
    <meta:editing-duration>PT6M4S</meta:editing-duration>
    <meta:editing-cycles>2</meta:editing-cycles>
    <meta:generator>LibreOffice/7.3.0.3$Windows_X86_64 LibreOffice_project/0f246aa12d0eee4a0f7adcefbf7c878fc2238db3</meta:generator>
    <meta:document-statistic meta:table-count="1" meta:cell-count="20" meta:object-count="0"/>
  </office:meta>
</office:document-meta>
</file>